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d26f" officeooo:paragraph-rsid="0013d26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3d26f" officeooo:paragraph-rsid="0013d26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52eda" officeooo:paragraph-rsid="00152ed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2eda" officeooo:paragraph-rsid="0015c1f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c1f7" officeooo:paragraph-rsid="0015c1f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b935" officeooo:paragraph-rsid="001a27c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b935" officeooo:paragraph-rsid="001a527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b95c7" officeooo:paragraph-rsid="001b95c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95c7" officeooo:paragraph-rsid="001e478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478d" officeooo:paragraph-rsid="001e478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84ab" officeooo:paragraph-rsid="001e84a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84ab" officeooo:paragraph-rsid="002285d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ebca" officeooo:paragraph-rsid="001febc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febca" officeooo:paragraph-rsid="002285d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ebca" officeooo:paragraph-rsid="0023c32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a27c7" officeooo:paragraph-rsid="001a527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3c322" officeooo:paragraph-rsid="0023c32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85dd" officeooo:paragraph-rsid="002285d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599ae" officeooo:paragraph-rsid="002599a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599ae" officeooo:paragraph-rsid="00275cf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5cf6" officeooo:paragraph-rsid="00275cf6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599ae" officeooo:paragraph-rsid="00259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b77c2" officeooo:paragraph-rsid="002b77c2" style:font-weight-asian="normal" style:font-weight-complex="normal"/>
    </style:style>
    <style:style style:name="P24" style:family="paragraph" style:parent-style-name="Standard">
      <style:text-properties officeooo:paragraph-rsid="00275cf6"/>
    </style:style>
    <style:style style:name="P25" style:family="paragraph" style:parent-style-name="Standard">
      <style:text-properties style:font-name="Liberation Serif1" fo:font-size="12pt" style:text-underline-style="none" fo:font-weight="normal" officeooo:rsid="002b77c2" officeooo:paragraph-rsid="002c0bc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style:text-underline-style="none" fo:font-weight="normal" officeooo:rsid="002e0d77" officeooo:paragraph-rsid="002e0d77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Liberation Serif1" fo:font-size="12pt" officeooo:paragraph-rsid="002c0bc9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5c1f7"/>
    </style:style>
    <style:style style:name="T2" style:family="text">
      <style:text-properties officeooo:rsid="001a5271"/>
    </style:style>
    <style:style style:name="T3" style:family="text">
      <style:text-properties officeooo:rsid="001a950a"/>
    </style:style>
    <style:style style:name="T4" style:family="text">
      <style:text-properties officeooo:rsid="001e478d"/>
    </style:style>
    <style:style style:name="T5" style:family="text">
      <style:text-properties officeooo:rsid="001febca"/>
    </style:style>
    <style:style style:name="T6" style:family="text">
      <style:text-properties officeooo:rsid="00211184"/>
    </style:style>
    <style:style style:name="T7" style:family="text">
      <style:text-properties officeooo:rsid="002285dd"/>
    </style:style>
    <style:style style:name="T8" style:family="text">
      <style:text-properties officeooo:rsid="0023c322"/>
    </style:style>
    <style:style style:name="T9" style:family="text">
      <style:text-properties officeooo:rsid="00275cf6"/>
    </style:style>
    <style:style style:name="T10" style:family="text">
      <style:text-properties style:text-underline-style="none" fo:font-weight="normal" officeooo:rsid="002599ae" style:font-weight-asian="normal" style:font-weight-complex="normal"/>
    </style:style>
    <style:style style:name="T11" style:family="text">
      <style:text-properties style:text-underline-style="none" fo:font-weight="normal" officeooo:rsid="00275cf6" style:font-weight-asian="normal" style:font-weight-complex="normal"/>
    </style:style>
    <style:style style:name="T12" style:family="text">
      <style:text-properties style:font-name="Liberation Serif1" fo:font-size="12pt" style:font-size-asian="12pt" style:font-size-complex="12pt"/>
    </style:style>
    <style:style style:name="T13" style:family="text">
      <style:text-properties style:font-name="Liberation Serif1" fo:font-size="12pt" officeooo:rsid="00283f50" style:font-size-asian="12pt" style:font-size-complex="12pt"/>
    </style:style>
    <style:style style:name="T14" style:family="text">
      <style:text-properties officeooo:rsid="002e0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cripting Exercise : </text:p>
      <text:p text:style-name="P1"/>
      <text:p text:style-name="P2">1) <text:s/>$ vi welcome.sh</text:p>
      <text:p text:style-name="P2"/>
      <text:p text:style-name="P2"><text:s text:c="6"/>#!/bin/sh</text:p>
      <text:p text:style-name="P2"><text:s text:c="6"/>echo 'Welcome to Intelligrape'</text:p>
      <text:p text:style-name="P2"><text:s text:c="6"/>echo $USER@$(hostname) :$PWD</text:p>
      <text:p text:style-name="P2"><text:s text:c="8"/></text:p>
      <text:p text:style-name="P2"><text:s text:c="5"/>$ sudo chmod +x welcome.sh</text:p>
      <text:p text:style-name="P2"><text:s text:c="5"/>$ ./welcome.sh</text:p>
      <text:p text:style-name="P2"/>
      <text:p text:style-name="P2">Output - </text:p>
      <text:p text:style-name="P2"><text:s text:c="4"/></text:p>
      <text:p text:style-name="P2"><text:s text:c="5"/>Welcome to Intelligrape</text:p>
      <text:p text:style-name="P2"><text:s text:c="5"/>sneha@Sneha-Gupta :/home/sneha</text:p>
      <text:p text:style-name="P2"><text:s text:c="68"/></text:p>
      <text:p text:style-name="P2"><text:s text:c="31"/></text:p>
      <text:p text:style-name="P2"/>
      <text:p text:style-name="P3">4) Simple Calculator-</text:p>
      <text:p text:style-name="P3"/>
      <text:p text:style-name="P3"><text:s/><text:span text:style-name="T2">$ vi calculator</text:span></text:p>
      <text:p text:style-name="P3"><text:s/>#!/bin/bash</text:p>
      <text:p text:style-name="P3">echo 'Enter two numbers :'</text:p>
      <text:p text:style-name="P3">read a</text:p>
      <text:p text:style-name="P3">read b</text:p>
      <text:p text:style-name="P3"/>
      <text:p text:style-name="P3">echo 'Enter choice :'</text:p>
      <text:p text:style-name="P3">echo '1. addition'</text:p>
      <text:p text:style-name="P3">echo '2. subtraction'</text:p>
      <text:p text:style-name="P3">echo '3. multiplication'</text:p>
      <text:p text:style-name="P3">echo '4. division'</text:p>
      <text:p text:style-name="P3">read choice</text:p>
      <text:p text:style-name="P3"/>
      <text:p text:style-name="P3">case $choice in</text:p>
      <text:p text:style-name="P3"><text:s text:c="2"/>1)res=`echo $a + $b | bc`</text:p>
      <text:p text:style-name="P3"><text:s text:c="2"/>;;</text:p>
      <text:p text:style-name="P3"><text:s text:c="2"/>2)res=`echo $a - $b | bc`</text:p>
      <text:p text:style-name="P3"><text:s text:c="2"/>;;</text:p>
      <text:p text:style-name="P3"><text:s text:c="2"/>3)res=`echo $a \* $b | bc`</text:p>
      <text:p text:style-name="P3"><text:s text:c="2"/>;;</text:p>
      <text:p text:style-name="P3"><text:s text:c="2"/>4)res=`echo "scale=2; $a / $b" | bc`<text:bookmark text:name="ctl00_ctl00_CC_CM_lblExample"/></text:p>
      <text:p text:style-name="P4"><text:s/><text:span text:style-name="T1"><text:s text:c="2"/>;;</text:span></text:p>
      <text:p text:style-name="P5">esac</text:p>
      <text:p text:style-name="P5">echo "Result : $res"</text:p>
      <text:p text:style-name="P5"/>
      <text:p text:style-name="P5"/>
      <text:p text:style-name="P7">9) <text:s text:c="6"/><text:span text:style-name="T3">vi file.sh</text:span></text:p>
      <text:p text:style-name="P7"/>
      <text:p text:style-name="P7"><text:s text:c="10"/><text:span text:style-name="T3">#! /bin/bash</text:span></text:p>
      <text:p text:style-name="P16"><text:s text:c="10"/>cd /usr/bin</text:p>
      <text:p text:style-name="P16"><text:s text:c="10"/>ls ?a*</text:p>
      <text:p text:style-name="P6"/>
      <text:p text:style-name="P6"><text:soft-page-break/></text:p>
      <text:p text:style-name="P3"/>
      <text:p text:style-name="P8">10) <text:s text:c="2"/></text:p>
      <text:p text:style-name="P8"><text:s text:c="8"/><text:span text:style-name="T4">$ vi size.sh</text:span></text:p>
      <text:p text:style-name="P8"><text:s text:c="9"/></text:p>
      <text:p text:style-name="P9"><text:s text:c="9"/><text:span text:style-name="T4">#!/bin/bash</text:span></text:p>
      <text:p text:style-name="P10"><text:s text:c="10"/>ls -l |</text:p>
      <text:p text:style-name="P10"><text:s text:c="10"/>awk 'BEGIN{print "Filename <text:s/>bytesize"}</text:p>
      <text:p text:style-name="P10"><text:s text:c="10"/>$NF=="total"{exit}</text:p>
      <text:p text:style-name="P10"><text:s text:c="10"/>{print $9, $5}' |</text:p>
      <text:p text:style-name="P10"><text:s text:c="11"/>column -t</text:p>
      <text:p text:style-name="P10"/>
      <text:p text:style-name="P10"/>
      <text:p text:style-name="P11">7) <text:s text:c="2"/><text:span text:style-name="T5">Step 1 :</text:span></text:p>
      <text:p text:style-name="P11"><text:s text:c="9"/><text:span text:style-name="T5">Make a directory - ‘special’ containing files- ‘a.txt , b.txt , c.txt’ and sub- directories - ‘ <text:s/>test1 , test 2’ </text:span></text:p>
      <text:p text:style-name="P11"><text:s text:c="2"/></text:p>
      <text:p text:style-name="P13">Step 2 : Make 2 new directories - ‘newdest’ and ‘oldest’</text:p>
      <text:p text:style-name="P13"/>
      <text:p text:style-name="P13">Step 3: <text:s/>(Moving only files to new destination ‘newdest’) - </text:p>
      <text:p text:style-name="P13"><text:s text:c="14"/></text:p>
      <text:p text:style-name="P13"><text:s text:c="13"/>$ vi movefile.sh</text:p>
      <text:p text:style-name="P13"><text:s text:c="14"/>#!/bin/bash</text:p>
      <text:p text:style-name="P13"><text:s text:c="14"/>find ~/special/* <text:s/>-maxdepth 1 -type f -exec mv {} ~/newdest \;</text:p>
      <text:p text:style-name="P13"/>
      <text:p text:style-name="P13">Step 4: <text:s/>(Moving directories only to new destination ‘oldest’)</text:p>
      <text:p text:style-name="P13"/>
      <text:p text:style-name="P13"><text:s text:c="14"/>$ vi movedir.sh</text:p>
      <text:p text:style-name="P13"><text:s text:c="14"/>#!/bin/bash</text:p>
      <text:p text:style-name="P13"><text:s text:c="14"/>find ~/special/* <text:s/>-maxdepth 1 -type d -exec mv {} ~/<text:span text:style-name="T6">oldest</text:span> \;</text:p>
      <text:p text:style-name="P13"><text:s text:c="14"/></text:p>
      <text:p text:style-name="P13"/>
      <text:p text:style-name="P13"/>
      <text:p text:style-name="P18">8) Insert word in the beginning and end of the line -</text:p>
      <text:p text:style-name="P14"><text:s text:c="4"/></text:p>
      <text:p text:style-name="P14"><text:s text:c="6"/><text:span text:style-name="T7">Step 1: Make a file ‘words.txt’</text:span></text:p>
      <text:p text:style-name="P14"><text:s text:c="18"/><text:span text:style-name="T7">(contains 3 lines.)</text:span></text:p>
      <text:p text:style-name="P14"><text:s text:c="3"/></text:p>
      <text:p text:style-name="P14"><text:s text:c="6"/><text:span text:style-name="T7">Step 2: <text:s/></text:span></text:p>
      <text:p text:style-name="P14"><text:s text:c="19"/><text:span text:style-name="T7">vi document.sh</text:span></text:p>
      <text:p text:style-name="P15"><text:s text:c="19"/><text:span text:style-name="T8">#!/bin/bash</text:span></text:p>
      <text:p text:style-name="P17"><text:s text:c="19"/>sed -i s/^/$1/ <text:s/>words.txt</text:p>
      <text:p text:style-name="P17"><text:s text:c="19"/>sed -i s/$/$2/ words.txt</text:p>
      <text:p text:style-name="P15"><text:s text:c="19"/><text:span text:style-name="T8">$ sudo chmod +x document.sh</text:span></text:p>
      <text:p text:style-name="P12"><text:s text:c="20"/>./<text:span text:style-name="T7">document.sh sneha gupt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11"/></text:p>
      <text:p text:style-name="P19"><text:soft-page-break/>2) <text:span text:style-name="T9">$ vi ques2.sh</text:span></text:p>
      <text:p text:style-name="P20"><text:s text:c="6"/><text:span text:style-name="T9">#!/bin/bash</text:span></text:p>
      <text:p text:style-name="P21"><text:s text:c="6"/>if (( $# &gt; 2 )); then</text:p>
      <text:p text:style-name="P24"><text:span text:style-name="T11"><text:s text:c="6"/>echo "ERROR: Argument is more than 2"</text:span></text:p>
      <text:p text:style-name="Preformatted_20_Text"><text:span text:style-name="Source_20_Text"><text:span text:style-name="T12"><text:s text:c="6"/></text:span></text:span><text:span text:style-name="Source_20_Text"><text:span text:style-name="T13">exit 1</text:span></text:span></text:p>
      <text:p text:style-name="P28"><text:span text:style-name="Source_20_Text"><text:span text:style-name="T12"><text:s text:c="6"/>fi</text:span></text:span></text:p>
      <text:p text:style-name="P19"/>
      <text:p text:style-name="P19"><text:s text:c="5"/></text:p>
      <text:p text:style-name="P23">3) Sum of two arguments -</text:p>
      <text:p text:style-name="P23"/>
      <text:p text:style-name="P23"><text:span text:style-name="T14">$ vi integer.sh</text:span> <text:s text:c="5"/></text:p>
      <text:p text:style-name="P25">!/bin/bash</text:p>
      <text:p text:style-name="P27">add()</text:p>
      <text:p text:style-name="P27">{</text:p>
      <text:p text:style-name="P27">x=$1</text:p>
      <text:p text:style-name="P27">y=$2</text:p>
      <text:p text:style-name="P27">echo -e "Number entered by u are: $x and $y"</text:p>
      <text:p text:style-name="P27">echo "sum of $1 and $2 is `expr $x + $y` "</text:p>
      <text:p text:style-name="P27">}</text:p>
      <text:p text:style-name="P27">echo "enter first number"</text:p>
      <text:p text:style-name="P27">read first</text:p>
      <text:p text:style-name="P27">echo "enter second number"</text:p>
      <text:p text:style-name="P27">read sec</text:p>
      <text:p text:style-name="P25">add $first $sec</text:p>
      <text:p text:style-name="P25"/>
      <text:p text:style-name="P25"/>
      <text:p text:style-name="P26">5) Help Documentation -</text:p>
      <text:p text:style-name="P26"><text:s/>$ vi help.sh <text:s text:c="3"/></text:p>
      <text:p text:style-name="P26">!/bin/bash</text:p>
      <text:p text:style-name="P26">a="-h"</text:p>
      <text:p text:style-name="P26">if [ "$1" = "$a" ]; then</text:p>
      <text:p text:style-name="P26"><text:s text:c="8"/>echo "ques4 - It is a simple calculator having operations : Add, Subtract, Multiply and Divide."</text:p>
      <text:p text:style-name="P26">else</text:p>
      <text:p text:style-name="P26"><text:s text:c="8"/>echo "give valid command"</text:p>
      <text:p text:style-name="P26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1:23:53.227686695</meta:creation-date>
    <dc:date>2018-10-31T15:03:21.290004697</dc:date>
    <meta:editing-duration>PT9H7M3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108" meta:word-count="368" meta:character-count="2608" meta:non-whitespace-character-count="1689"/>
  </office:meta>
</office:document-meta>
</file>